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marker-end="Arrow_20_concave" draw:marker-end-width="0.20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none" draw:fill-color="#00b8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" draw:textarea-horizontal-align="center" draw:textarea-vertical-align="middle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7" draw:textarea-horizontal-align="center" draw:textarea-vertical-align="middle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11" draw:textarea-horizontal-align="center" draw:textarea-vertical-align="middle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" draw:textarea-horizontal-align="center" draw:textarea-vertical-align="middle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2" draw:textarea-horizontal-align="center" draw:textarea-vertical-align="middle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fill-gradient-name="Gradient_20_13" draw:textarea-horizontal-align="center" draw:textarea-vertical-align="middle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19cm" svg:stroke-color="#999999" draw:marker-start-width="0.229cm" draw:marker-start-center="false" draw:marker-end="Line_20_Arrow" draw:marker-end-width="0.131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19cm" svg:stroke-color="#999999" draw:marker-start="Line_20_Arrow" draw:marker-start-width="0.131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131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.019cm" svg:stroke-color="#999999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3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4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5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6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7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8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gradient-name="Gradient_20_1" draw:fill-hatch-name="Hatch_20_1" draw:fill-image-name="Bitmape_20_159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solid" draw:fill-color="#ff3366" draw:fill-gradient-name="Gradient_20_1" draw:fill-hatch-name="Hatch_20_1" draw:fill-image-name="Bitmape_20_1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solid" draw:fill-color="#ff3366" draw:fill-gradient-name="Gradient_20_1" draw:fill-hatch-name="Hatch_20_1" draw:fill-image-name="Bitmape_20_1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ff3366" draw:fill-gradient-name="Gradient_20_1" draw:fill-hatch-name="Hatch_20_1" draw:fill-image-name="Bitmape_20_1" draw:fill-image-width="0cm" draw:fill-image-height="0cm" draw:textarea-horizontal-align="center" draw:textarea-vertical-align="middle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017cm" fo:padding-bottom="0.017cm" fo:padding-left="0.017cm" fo:padding-right="0.017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.026cm" svg:stroke-color="#000000" draw:marker-start="" draw:marker-start-width="0.3cm" draw:marker-start-center="false" draw:marker-end="Extrémité_20_de_20_ligne_20_15" draw:marker-end-width="0.247cm" draw:marker-end-center="false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.026cm" svg:stroke-color="#000000" draw:marker-start="" draw:marker-start-width="0.3cm" draw:marker-start-center="false" draw:marker-end="Extrémité_20_de_20_ligne_20_15" draw:marker-end-width="0.247cm" draw:marker-end-center="false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.026cm" svg:stroke-color="#000000" draw:marker-start="" draw:marker-start-width="0.3cm" draw:marker-start-center="false" draw:marker-end="Extrémité_20_de_20_ligne_20_15" draw:marker-end-width="0.247cm" draw:marker-end-center="false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2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778cm" svg:height="2.794cm" svg:x="4.669cm" svg:y="3.159cm">
          <text:p/>
        </draw:rect>
        <draw:rect draw:style-name="gr2" draw:text-style-name="P1" draw:layer="layout" svg:width="0.254cm" svg:height="0.508cm" svg:x="4.556cm" svg:y="4.302cm">
          <text:p/>
        </draw:rect>
        <draw:rect draw:style-name="gr2" draw:text-style-name="P1" draw:id="id1" draw:layer="layout" svg:width="0.254cm" svg:height="0.508cm" svg:x="6.334cm" svg:y="4.302cm">
          <text:p/>
        </draw:rect>
        <draw:connector draw:style-name="gr3" draw:text-style-name="P1" draw:layer="layout" draw:type="curve" svg:x1="4.81cm" svg:y1="4.557cm" svg:x2="6.334cm" svg:y2="4.556cm" draw:end-shape="id1" draw:end-glue-point="3" svg:d="m4810 4557c768 0 6-1 1524-1">
          <text:p/>
        </draw:connector>
        <draw:frame draw:style-name="gr4" draw:text-style-name="P2" draw:layer="layout" svg:width="4.249cm" svg:height="0.729cm" svg:x="3.476cm" svg:y="6.228cm">
          <draw:text-box>
            <text:p text:style-name="P1"><text:span text:style-name="T1">Embedded Platform</text:span></text:p>
          </draw:text-box>
        </draw:frame>
        <draw:rect draw:style-name="gr1" draw:text-style-name="P1" draw:layer="layout" svg:width="1.778cm" svg:height="2.794cm" svg:x="12.543cm" svg:y="3.032cm">
          <text:p/>
        </draw:rect>
        <draw:rect draw:style-name="gr2" draw:text-style-name="P1" draw:id="id4" draw:layer="layout" svg:width="0.254cm" svg:height="0.508cm" svg:x="14.194cm" svg:y="3.35cm">
          <text:p/>
        </draw:rect>
        <draw:rect draw:style-name="gr2" draw:text-style-name="P1" draw:id="id3" draw:layer="layout" svg:width="0.254cm" svg:height="0.508cm" svg:x="14.194cm" svg:y="4.175cm">
          <text:p/>
        </draw:rect>
        <draw:connector draw:style-name="gr3" draw:text-style-name="P1" draw:layer="layout" draw:type="curve" svg:x1="12.684cm" svg:y1="4.429cm" svg:x2="14.194cm" svg:y2="4.429cm" draw:start-shape="id2" draw:start-glue-point="1" draw:end-shape="id3" draw:end-glue-point="3" svg:d="m12684 4429h1510">
          <text:p/>
        </draw:connector>
        <draw:connector draw:style-name="gr3" draw:text-style-name="P1" draw:layer="layout" draw:type="curve" svg:x1="12.684cm" svg:y1="4.429cm" svg:x2="14.194cm" svg:y2="3.604cm" draw:start-shape="id2" draw:start-glue-point="1" draw:end-shape="id4" draw:end-glue-point="3" svg:d="m12684 4429c1132 0 378-825 1510-825">
          <text:p/>
        </draw:connector>
        <draw:frame draw:style-name="gr4" draw:text-style-name="P2" draw:layer="layout" svg:width="3.525cm" svg:height="0.729cm" svg:x="11.795cm" svg:y="6.113cm">
          <draw:text-box>
            <text:p text:style-name="P1"><text:span text:style-name="T1">Backend Server</text:span></text:p>
          </draw:text-box>
        </draw:frame>
        <draw:rect draw:style-name="gr2" draw:text-style-name="P1" draw:id="id5" draw:layer="layout" svg:width="0.254cm" svg:height="0.508cm" svg:x="14.194cm" svg:y="5.022cm">
          <text:p/>
        </draw:rect>
        <draw:rect draw:style-name="gr2" draw:text-style-name="P1" draw:id="id2" draw:layer="layout" svg:width="0.254cm" svg:height="0.508cm" svg:x="12.43cm" svg:y="4.175cm">
          <text:p/>
        </draw:rect>
        <draw:connector draw:style-name="gr3" draw:text-style-name="P1" draw:layer="layout" draw:type="curve" svg:x1="12.684cm" svg:y1="4.429cm" svg:x2="14.194cm" svg:y2="5.276cm" draw:start-shape="id2" draw:start-glue-point="1" draw:end-shape="id5" draw:end-glue-point="3" svg:d="m12684 4429c1132 0 378 847 1510 847">
          <text:p/>
        </draw:connector>
        <draw:custom-shape draw:style-name="gr5" draw:text-style-name="P1" draw:layer="layout" svg:width="0.508cm" svg:height="0.762cm" svg:x="14.97cm" svg:y="3.2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ircle draw:style-name="gr6" draw:text-style-name="P3" draw:layer="layout" svg:width="0.254cm" svg:height="0.254cm" svg:x="4.556cm" svg:y="4.429cm">
          <text:p text:style-name="P1"><text:span text:style-name="T2">1</text:span></text:p>
        </draw:circle>
        <draw:circle draw:style-name="gr6" draw:text-style-name="P3" draw:layer="layout" svg:width="0.254cm" svg:height="0.254cm" svg:x="6.334cm" svg:y="4.429cm">
          <text:p text:style-name="P1"><text:span text:style-name="T2">2</text:span></text:p>
        </draw:circle>
        <draw:circle draw:style-name="gr6" draw:text-style-name="P3" draw:layer="layout" svg:width="0.254cm" svg:height="0.254cm" svg:x="12.43cm" svg:y="4.302cm">
          <text:p text:style-name="P1"><text:span text:style-name="T2">3</text:span></text:p>
        </draw:circle>
        <draw:circle draw:style-name="gr6" draw:text-style-name="P3" draw:layer="layout" svg:width="0.254cm" svg:height="0.254cm" svg:x="14.208cm" svg:y="3.477cm">
          <text:p text:style-name="P1"><text:span text:style-name="T2">4</text:span></text:p>
        </draw:circle>
        <draw:circle draw:style-name="gr6" draw:text-style-name="P3" draw:layer="layout" svg:width="0.254cm" svg:height="0.254cm" svg:x="14.208cm" svg:y="4.302cm">
          <text:p text:style-name="P1"><text:span text:style-name="T2">5</text:span></text:p>
        </draw:circle>
        <draw:circle draw:style-name="gr6" draw:text-style-name="P3" draw:layer="layout" svg:width="0.254cm" svg:height="0.254cm" svg:x="14.208cm" svg:y="5.128cm">
          <text:p text:style-name="P1"><text:span text:style-name="T2">6</text:span></text:p>
        </draw:circle>
        <draw:g>
          <draw:path draw:style-name="gr7" draw:text-style-name="P4" draw:layer="layout" svg:width="0.048cm" svg:height="0.853cm" svg:x="7.267cm" svg:y="4.083cm" svg:viewBox="0 0 49 854" svg:d="m0 843c0-282 0-563 0-843 16 2 32 4 49 5 0 281 0 563 0 843-19 11-33 4-49-5z">
            <text:p/>
          </draw:path>
          <draw:path draw:style-name="gr8" draw:text-style-name="P4" draw:layer="layout" svg:width="0.398cm" svg:height="0.605cm" svg:x="7.129cm" svg:y="4.083cm" svg:viewBox="0 0 399 606" svg:d="m125 592c-56 48-125-30-125-105 0-29 0-127 0-156 0-75 7-111 42-146 71-69 170-143 254-178 23-9 103-17 103 35 0 28 0 111 0 139 0 124 1 221-36 239-81 37-169 112-238 172z">
            <text:p/>
          </draw:path>
          <draw:path draw:style-name="gr9" draw:text-style-name="P4" draw:layer="layout" svg:width="0.786cm" svg:height="0.237cm" svg:x="7.297cm" svg:y="4.351cm" svg:viewBox="0 0 787 238" svg:d="m10 81c-14-30-12-58 0-81 259 53 518 104 777 159 0 26 0 51 0 79-257-51-516-104-777-157z">
            <text:p/>
          </draw:path>
          <draw:ellipse draw:style-name="gr10" draw:text-style-name="P4" draw:layer="layout" svg:width="0.043cm" svg:height="0.08cm" draw:transform="rotate (-0.165108147239819) translate (8.075cm 4.508cm)">
            <text:p/>
          </draw:ellipse>
          <draw:ellipse draw:style-name="gr11" draw:text-style-name="P4" draw:layer="layout" svg:width="0.052cm" svg:height="0.027cm" draw:transform="rotate (-0.137008346282716) translate (7.269cm 4.071cm)">
            <text:p/>
          </draw:ellipse>
        </draw:g>
        <draw:g>
          <draw:g>
            <draw:path draw:style-name="gr12" draw:text-style-name="P4" draw:layer="layout" svg:width="0.808cm" svg:height="0.24cm" draw:transform="rotate (3.12431389399446) translate (11.8130000000003cm 4.469cm)" svg:viewBox="0 0 809 241" svg:d="m13-8450c-22-24-9-53-9-78 260 56 519 102 782 162 21 1 35 58 10 79-263-56-518-104-783-163z">
              <text:p/>
            </draw:path>
          </draw:g>
          <draw:path draw:style-name="gr13" draw:text-style-name="P4" draw:layer="layout" svg:width="0.4cm" svg:height="0.61cm" draw:transform="skewX (0.0033161255787886) rotate (3.09761035643895) translate (12.029cm 4.66199999999878cm)" svg:viewBox="0 0 401 611" svg:d="m126-7660c-55 46-124-36-123-103 4-29 0-133-3-156-2-77 9-121 45-155 69-64 164-138 253-174 19-10 102-24 100 32 2 29 1 115 3 139-1 129 5 226-34 240-80 41-170 113-241 177z">
            <text:p/>
          </draw:path>
          <draw:g>
            <draw:path draw:style-name="gr14" draw:text-style-name="P4" draw:layer="layout" svg:width="0.048cm" svg:height="0.853cm" svg:x="11.851cm" svg:y="4.067cm" svg:viewBox="0 0 49 854" svg:d="m0 843c0-280 0-563 0-843 16 2 32 4 49 5 0 283 0 563 0 843-19 11-35 4-49-5z">
              <text:p/>
            </draw:path>
            <draw:ellipse draw:style-name="gr15" draw:text-style-name="P4" draw:layer="layout" svg:width="0.05cm" svg:height="0.027cm" draw:transform="rotate (-0.141895268188298) translate (11.852cm 4.055cm)">
              <text:p/>
            </draw:ellipse>
          </draw:g>
        </draw:g>
        <draw:g>
          <draw:g>
            <draw:line draw:style-name="gr16" draw:text-style-name="P4" draw:layer="layout" svg:x1="8.846cm" svg:y1="4.326cm" svg:x2="9.55cm" svg:y2="4.465cm">
              <text:p/>
            </draw:line>
            <draw:line draw:style-name="gr17" draw:text-style-name="P4" draw:layer="layout" svg:x1="9.397cm" svg:y1="4.318cm" svg:x2="10.101cm" svg:y2="4.456cm">
              <text:p/>
            </draw:line>
            <draw:line draw:style-name="gr18" draw:text-style-name="P4" draw:layer="layout" svg:x1="9.552cm" svg:y1="4.464cm" svg:x2="9.397cm" svg:y2="4.318cm">
              <text:p/>
            </draw:line>
          </draw:g>
          <draw:g>
            <draw:line draw:style-name="gr19" draw:text-style-name="P4" draw:layer="layout" svg:x1="9.013cm" svg:y1="4.417cm" svg:x2="9.717cm" svg:y2="4.556cm">
              <text:p/>
            </draw:line>
            <draw:line draw:style-name="gr20" draw:text-style-name="P4" draw:layer="layout" svg:x1="9.567cm" svg:y1="4.409cm" svg:x2="10.271cm" svg:y2="4.548cm">
              <text:p/>
            </draw:line>
            <draw:line draw:style-name="gr21" draw:text-style-name="P4" draw:layer="layout" svg:x1="9.722cm" svg:y1="4.555cm" svg:x2="9.567cm" svg:y2="4.409cm">
              <text:p/>
            </draw:line>
          </draw:g>
        </draw:g>
        <draw:g>
          <draw:rect draw:style-name="gr22" draw:text-style-name="P5" draw:layer="layout" svg:width="0.172cm" svg:height="0.021cm" svg:x="15.145cm" svg:y="5.53cm">
            <text:p/>
          </draw:rect>
          <draw:rect draw:style-name="gr23" draw:text-style-name="P5" draw:layer="layout" svg:width="0.506cm" svg:height="0.022cm" svg:x="14.972cm" svg:y="5.485cm">
            <text:p/>
          </draw:rect>
          <draw:rect draw:style-name="gr24" draw:text-style-name="P5" draw:layer="layout" svg:width="0.506cm" svg:height="0.389cm" svg:x="14.972cm" svg:y="5.096cm">
            <text:p/>
          </draw:rect>
          <draw:rect draw:style-name="gr25" draw:text-style-name="P5" draw:layer="layout" svg:width="0.387cm" svg:height="0.3cm" svg:x="15.026cm" svg:y="5.14cm">
            <text:p/>
          </draw:rect>
          <draw:line draw:style-name="gr26" draw:text-style-name="P5" draw:layer="layout" svg:x1="15.381cm" svg:y1="5.462cm" svg:x2="15.392cm" svg:y2="5.462cm">
            <text:p/>
          </draw:line>
          <draw:line draw:style-name="gr27" draw:text-style-name="P5" draw:layer="layout" svg:x1="15.145cm" svg:y1="5.529cm" svg:x2="15.091cm" svg:y2="5.507cm">
            <text:p/>
          </draw:line>
          <draw:line draw:style-name="gr28" draw:text-style-name="P5" draw:layer="layout" svg:x1="15.318cm" svg:y1="5.529cm" svg:x2="15.372cm" svg:y2="5.507cm">
            <text:p/>
          </draw:line>
          <draw:line draw:style-name="gr29" draw:text-style-name="P5" draw:layer="layout" svg:x1="15.145cm" svg:y1="5.551cm" svg:x2="15.028cm" svg:y2="5.558cm">
            <text:p/>
          </draw:line>
          <draw:line draw:style-name="gr30" draw:text-style-name="P5" draw:layer="layout" svg:x1="15.318cm" svg:y1="5.551cm" svg:x2="15.435cm" svg:y2="5.558cm">
            <text:p/>
          </draw:line>
          <draw:rect draw:style-name="gr31" draw:text-style-name="P5" draw:layer="layout" svg:width="0.408cm" svg:height="0.014cm" svg:x="15.028cm" svg:y="5.558cm">
            <text:p/>
          </draw:rect>
        </draw:g>
        <draw:g>
          <draw:glue-point draw:id="4" svg:x="4.955cm" svg:y="-4.965cm" draw:escape-direction="right"/>
          <draw:glue-point draw:id="5" svg:x="4.955cm" svg:y="4.965cm" draw:escape-direction="right"/>
          <draw:glue-point draw:id="6" svg:x="4.926cm" svg:y="-4.056cm"/>
          <draw:line draw:style-name="gr32" draw:text-style-name="P6" draw:layer="layout" svg:x1="2.895cm" svg:y1="4.479cm" svg:x2="3.282cm" svg:y2="4.48cm">
            <text:p/>
          </draw:line>
          <draw:line draw:style-name="gr33" draw:text-style-name="P6" draw:layer="layout" svg:x1="3.28cm" svg:y1="4.283cm" svg:x2="3.282cm" svg:y2="4.746cm">
            <text:p/>
          </draw:line>
          <draw:line draw:style-name="gr34" draw:text-style-name="P6" draw:layer="layout" svg:x1="3.28cm" svg:y1="4.413cm" svg:x2="3.667cm" svg:y2="4.148cm">
            <text:p/>
          </draw:line>
          <draw:line draw:style-name="gr35" draw:text-style-name="P6" draw:layer="layout" svg:x1="3.667cm" svg:y1="4.81cm" svg:x2="3.28cm" svg:y2="4.545cm">
            <text:p/>
          </draw:line>
          <draw:line draw:style-name="gr36" draw:text-style-name="P6" draw:layer="layout" svg:x1="3.459cm" svg:y1="4.664cm" svg:x2="3.586cm" svg:y2="4.751cm">
            <text:p/>
          </draw:line>
          <draw:line draw:style-name="gr37" draw:text-style-name="P6" draw:layer="layout" svg:x1="2.831cm" svg:y1="4.215cm" svg:x2="3.07cm" svg:y2="4.376cm">
            <text:p/>
          </draw:line>
          <draw:line draw:style-name="gr38" draw:text-style-name="P6" draw:layer="layout" svg:x1="2.985cm" svg:y1="4.084cm" svg:x2="3.224cm" svg:y2="4.24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e6e6e6" draw:end-color="#666666" draw:start-intensity="100%" draw:end-intensity="100%" draw:angle="0" draw:border="0%"/>
    <draw:gradient draw:name="Gradient_20_12" draw:display-name="Gradient 12" draw:style="linear" draw:start-color="#e6e6e6" draw:end-color="#666666" draw:start-intensity="100%" draw:end-intensity="100%" draw:angle="0" draw:border="0%"/>
    <draw:gradient draw:name="Gradient_20_13" draw:display-name="Gradient 13" draw:style="linear" draw:start-color="#e6e6e6" draw:end-color="#666666" draw:start-intensity="100%" draw:end-intensity="100%" draw:angle="0" draw:border="0%"/>
    <draw:gradient draw:name="Gradient_20_7" draw:display-name="Gradient 7" draw:style="linear" draw:start-color="#e6e6e6" draw:end-color="#99999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153" draw:display-name="Bitmape 153" xlink:href="Pictures/10000000000000200000002000309F1C.png" xlink:type="simple" xlink:show="embed" xlink:actuate="onLoad"/>
    <draw:fill-image draw:name="Bitmape_20_154" draw:display-name="Bitmape 154" xlink:href="Pictures/10000000000000200000002000309F1C.png" xlink:type="simple" xlink:show="embed" xlink:actuate="onLoad"/>
    <draw:fill-image draw:name="Bitmape_20_155" draw:display-name="Bitmape 155" xlink:href="Pictures/10000000000000200000002000309F1C.png" xlink:type="simple" xlink:show="embed" xlink:actuate="onLoad"/>
    <draw:fill-image draw:name="Bitmape_20_156" draw:display-name="Bitmape 156" xlink:href="Pictures/10000000000000200000002000309F1C.png" xlink:type="simple" xlink:show="embed" xlink:actuate="onLoad"/>
    <draw:fill-image draw:name="Bitmape_20_157" draw:display-name="Bitmape 157" xlink:href="Pictures/10000000000000200000002000309F1C.png" xlink:type="simple" xlink:show="embed" xlink:actuate="onLoad"/>
    <draw:fill-image draw:name="Bitmape_20_158" draw:display-name="Bitmape 158" xlink:href="Pictures/10000000000000200000002000309F1C.png" xlink:type="simple" xlink:show="embed" xlink:actuate="onLoad"/>
    <draw:fill-image draw:name="Bitmape_20_159" draw:display-name="Bitmape 159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Extrémité_20_de_20_ligne_20_15" draw:display-name="Extrémité de ligne 15" svg:viewBox="0 0 140 140" svg:d="m70 0 70 140h-14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Fine_20_Dashed_20_3" draw:display-name="Fine Dashed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Arno Puder</meta:initial-creator>
    <meta:creation-date>2009-02-24T14:34:29.79</meta:creation-date>
    <dc:date>2009-02-25T18:54:22.50</dc:date>
    <dc:creator>Arno Puder</dc:creator>
    <meta:editing-duration>PT07H01M48S</meta:editing-duration>
    <meta:editing-cycles>5</meta:editing-cycles>
    <meta:generator>OpenOffice.org/3.0$Win32 OpenOffice.org_project/300m9$Build-9358</meta:generator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